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Pee... Peeee...! I've gotta pee so Baaad...!!)</text:p>
          </table:table-cell>
          <table:table-cell table:number-columns-repeated="1020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re's anything you need, just tell us,
okay?</text:p>
          </table:table-cell>
          <table:table-cell table:number-columns-repeated="1020"/>
        </table:table-row>
        <table:table-row>
          <table:table-cell table:style-name="ce0" office:value-type="string">
            <text:p>い、今欲しいのは・・・トイ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-What I need is... a ba...</text:p>
          </table:table-cell>
          <table:table-cell table:number-columns-repeated="1020"/>
        </table:table-row>
        <table:table-row>
          <table:table-cell table:style-name="ce0" office:value-type="string">
            <text:p>トイ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ba...?</text:p>
          </table:table-cell>
          <table:table-cell table:number-columns-repeated="1020"/>
        </table:table-row>
        <table:table-row>
          <table:table-cell table:style-name="ce0" office:value-type="string">
            <text:p>トイ・・・砥石・・・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a... barometer... I Gueeess?</text:p>
          </table:table-cell>
          <table:table-cell table:number-columns-repeated="1020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, ya wanna measure the pressure of the
air up here or somethin'...?</text:p>
          </table:table-cell>
          <table:table-cell table:number-columns-repeated="1020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, have some water. Please drink up.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っ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you are sweating buckets, so
you need to replenish your water levels...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right. When you're feeling rough, you
need to stay hydrated!</text:p>
          </table:table-cell>
          <table:table-cell table:number-columns-repeated="1020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-T-Truuue... then, down the Haaatch..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ngh... *glug*...</text:p>
          </table:table-cell>
          <table:table-cell table:number-columns-repeated="1020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style-name="ce0"/>
          <table:table-cell table:style-name="ce0"/>
          <table:table-cell table:style-name="ce0" office:value-type="string">
            <text:p>I'm Dooone... th-than—</text:p>
          </table:table-cell>
          <table:table-cell table:number-columns-repeated="1020"/>
        </table:table-row>
        <table:table-row>
          <table:table-cell table:style-name="ce0" office:value-type="string">
            <text:p>はふぅ・・・っ！</text:p>
          </table:table-cell>
          <table:table-cell table:style-name="ce0"/>
          <table:table-cell table:style-name="ce0"/>
          <table:table-cell table:style-name="ce0" office:value-type="string">
            <text:p>Hafuu...!</text:p>
          </table:table-cell>
          <table:table-cell table:number-columns-repeated="1020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how, your condition appears to be
deteriorating with each passing second.</text:p>
          </table:table-cell>
          <table:table-cell table:number-columns-repeated="1020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 really is the planet's environment
after all?</text:p>
          </table:table-cell>
          <table:table-cell table:number-columns-repeated="1020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I-I can't... hold it for much Longeeer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style-name="ce0"/>
          <table:table-cell table:style-name="ce0"/>
          <table:table-cell table:style-name="ce0" office:value-type="string">
            <text:p>(At this rate, I'll... w-we... t myself...!!)</text:p>
          </table:table-cell>
          <table:table-cell table:number-columns-repeated="1020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style-name="ce0"/>
          <table:table-cell table:style-name="ce0"/>
          <table:table-cell table:style-name="ce0" office:value-type="string">
            <text:p>I-I'm sure this mountain is what's having a
bad e-effect on my Bodyyy!</text:p>
          </table:table-cell>
          <table:table-cell table:number-columns-repeated="1020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style-name="ce0"/>
          <table:table-cell table:style-name="ce0"/>
          <table:table-cell table:style-name="ce0" office:value-type="string">
            <text:p>So, let's... hurry! If we don't g-get out
of here... I'll... I'll... agh!</text:p>
          </table:table-cell>
          <table:table-cell table:number-columns-repeated="1020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 don't have any time to waste
resting here, then.</text:p>
          </table:table-cell>
          <table:table-cell table:number-columns-repeated="1020"/>
        </table:table-row>
        <table:table-row>
          <table:table-cell table:style-name="ce0" office:value-type="string">
            <text:p>だね！　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ems like it! Let's go!</text:p>
          </table:table-cell>
          <table:table-cell table:number-columns-repeated="1020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G... Good! All that's left is to... hold it in 'til...
we get down from her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